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size="20pt" officeooo:rsid="0004b99c" officeooo:paragraph-rsid="0004b99c" style:font-size-asian="20pt" style:font-size-complex="20pt"/>
    </style:style>
    <style:style style:name="P2" style:family="paragraph" style:parent-style-name="Standard">
      <style:paragraph-properties fo:text-align="start" style:justify-single-word="false"/>
      <style:text-properties fo:font-size="20pt" officeooo:rsid="0004b99c" officeooo:paragraph-rsid="0004b99c" style:font-size-asian="20pt" style:font-size-complex="20pt"/>
    </style:style>
    <style:style style:name="P3" style:family="paragraph" style:parent-style-name="Standard" style:master-page-name="">
      <loext:graphic-properties draw:fill="none"/>
      <style:paragraph-properties fo:margin-left="0cm" fo:margin-right="-0.801cm" fo:text-align="start" style:justify-single-word="false" fo:text-indent="0cm" style:auto-text-indent="false" style:page-number="auto" fo:background-color="transparent">
        <style:tab-stops>
          <style:tab-stop style:position="19.394cm"/>
        </style:tab-stops>
      </style:paragraph-properties>
      <style:text-properties fo:font-size="20pt" officeooo:rsid="0004b99c" officeooo:paragraph-rsid="0004b99c" style:font-size-asian="20pt" style:font-size-complex="20pt"/>
    </style:style>
    <style:style style:name="P4" style:family="paragraph" style:parent-style-name="Standard">
      <loext:graphic-properties draw:fill="none"/>
      <style:paragraph-properties fo:margin-left="0cm" fo:margin-right="-0.801cm" fo:text-align="start" style:justify-single-word="false" fo:text-indent="0cm" style:auto-text-indent="false" fo:background-color="transparent">
        <style:tab-stops>
          <style:tab-stop style:position="19.394cm"/>
        </style:tab-stops>
      </style:paragraph-properties>
      <style:text-properties fo:font-size="20pt" officeooo:rsid="0004b99c" officeooo:paragraph-rsid="0004b99c" style:font-size-asian="20pt" style:font-size-complex="20pt"/>
    </style:style>
    <style:style style:name="P5" style:family="paragraph" style:parent-style-name="Standard">
      <loext:graphic-properties draw:fill="none"/>
      <style:paragraph-properties fo:margin-left="0cm" fo:margin-right="-0.801cm" fo:text-align="start" style:justify-single-word="false" fo:text-indent="0cm" style:auto-text-indent="false" fo:background-color="transparent">
        <style:tab-stops>
          <style:tab-stop style:position="19.394cm"/>
        </style:tab-stops>
      </style:paragraph-properties>
      <style:text-properties fo:font-size="20pt" officeooo:rsid="0005b49b" officeooo:paragraph-rsid="0005b49b" style:font-size-asian="20pt" style:font-size-complex="20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HISTORY OF 5TH GENERATION IN COMPUTERS</text:p>
      <text:p text:style-name="P2"/>
      <text:p text:style-name="P2"/>
      <text:p text:style-name="P3">The 5th generation is the present and beyond. The fifth generation started with the invention of Simon, the first smartphone invented by IBM. The computers are based on artificial intelligence. Many new types of technology for this particular generation are still in development. The goal of fifth generation computing is to develop devices that respond to natural language input. The goal is also for <text:s text:c="3"/>computers to have the capability of learning and self organization. Many technologies that are a part of the fifth generation include voice recognition, parallel processing, superconductors, quantum computation, and nanotechnology. </text:p>
      <text:p text:style-name="P4"/>
      <text:p text:style-name="P4">The period of fifth generation is 1980-till date. In the fifth generation, VLSI technology became ULSI (Ultra Large Scale Integration) technology, resulting in the production of microprocessor chips having ten million electronic components.</text:p>
      <text:p text:style-name="P4"/>
      <text:p text:style-name="P4"/>
      <text:p text:style-name="P4"/>
      <text:p text:style-name="P4">This generation is based on parallel processing hardware and AI (Artificial Intelligence) software. AI is an emerging branch in computer science, which interprets the means and method of making computers think like human beings. All the high-level languages like C and C++, Java, .Net etc., are used in this generation.</text:p>
      <text:p text:style-name="P4">Fifth Generation</text:p>
      <text:p text:style-name="P4"/>
      <text:p text:style-name="P4"/>
      <text:p text:style-name="P4"/>
      <text:p text:style-name="P4">AI includes −</text:p>
      <text:p text:style-name="P4"/>
      <text:p text:style-name="P4"><text:s text:c="4"/>Robotics</text:p>
      <text:p text:style-name="P4"><text:s text:c="4"/>Neural Networks</text:p>
      <text:p text:style-name="P4"><text:soft-page-break/><text:s text:c="4"/>Game Playing</text:p>
      <text:p text:style-name="P4"><text:s text:c="4"/>Development of expert systems to make decisions in real-life situations</text:p>
      <text:p text:style-name="P4"><text:s text:c="4"/>Natural language understanding and generation</text:p>
      <text:p text:style-name="P4"/>
      <text:p text:style-name="P4"/>
      <text:p text:style-name="P4"/>
      <text:p text:style-name="P4"/>
      <text:p text:style-name="P4">The main features of fifth generation are −</text:p>
      <text:p text:style-name="P4"/>
      <text:p text:style-name="P4"><text:s text:c="4"/>ULSI technology</text:p>
      <text:p text:style-name="P4"><text:s text:c="4"/>Development of true artificial intelligence</text:p>
      <text:p text:style-name="P4"><text:s text:c="4"/>Development of Natural language processing</text:p>
      <text:p text:style-name="P4"><text:s text:c="4"/>Advancement in Parallel Processing</text:p>
      <text:p text:style-name="P4"><text:s text:c="4"/>Advancement in Superconductor technology</text:p>
      <text:p text:style-name="P4"><text:s text:c="4"/>More user-friendly interfaces with multimedia features</text:p>
      <text:p text:style-name="P4"><text:s text:c="4"/>Availability of very powerful and compact computers at cheaper rates</text:p>
      <text:p text:style-name="P4"/>
      <text:p text:style-name="P4"/>
      <text:p text:style-name="P4"/>
      <text:p text:style-name="P4"/>
      <text:p text:style-name="P4">Some computer types of this generation are −</text:p>
      <text:p text:style-name="P4"/>
      <text:p text:style-name="P4"><text:s text:c="4"/>Desktop</text:p>
      <text:p text:style-name="P4"><text:s text:c="4"/>Laptop</text:p>
      <text:p text:style-name="P4"><text:s text:c="4"/>NoteBook</text:p>
      <text:p text:style-name="P4"><text:s text:c="4"/>UltraBook</text:p>
      <text:p text:style-name="P4"><text:s text:c="4"/>ChromeBook</text:p>
      <text:p text:style-name="P4"/>
      <text:p text:style-name="P4"/>
      <text:p text:style-name="P4"/>
      <text:p text:style-name="P4"/>
      <text:p text:style-name="P4"><text:soft-page-break/>Computer devices with artificial intelligence are still in development, but some of these technologies are beginning to emerge and be used such as voice recognition.</text:p>
      <text:p text:style-name="P4"/>
      <text:p text:style-name="P4">AI is a reality made possible by using parallel processing and superconductors. Leaning to the future, computers will be radically transformed again by quantum computation, molecular and nano technology.</text:p>
      <text:p text:style-name="P4"/>
      <text:p text:style-name="P4">The essence of fifth generation will be using these technologies to ultimately create machines which can process and respond to natural language, and have capability to learn and organise themselves.</text:p>
      <text:p text:style-name="P4"/>
      <text:p text:style-name="P4"/>
      <text:p text:style-name="P4"/>
      <text:p text:style-name="P5">ADHYAN CHAWLA</text:p>
      <text:p text:style-name="P5">R NO.CO18306</text:p>
      <text:p text:style-name="P5">CSE Ist YEAR</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0.767cm" fo:margin-right="0.628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09T09:16:40.168506575</meta:creation-date>
    <dc:date>2018-09-09T09:21:52.300171966</dc:date>
    <meta:editing-duration>PT5M18S</meta:editing-duration>
    <meta:editing-cycles>2</meta:editing-cycles>
    <meta:generator>LibreOffice/6.0.3.2$Linux_X86_64 LibreOffice_project/00m0$Build-2</meta:generator>
    <meta:document-statistic meta:table-count="0" meta:image-count="0" meta:object-count="0" meta:page-count="3" meta:paragraph-count="31" meta:word-count="356" meta:character-count="2509" meta:non-whitespace-character-count="2112"/>
  </office:meta>
</office:document-meta>
</file>